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4.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5.308cm"/>
    </style:style>
    <style:style style:name="co8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b3cac7"/>
    </style:style>
    <style:style style:name="ce5" style:family="table-cell" style:parent-style-name="Default">
      <style:table-cell-properties fo:background-color="#b3cac7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">
      <style:table-cell-properties fo:background-color="#b3cac7"/>
    </style:style>
    <style:style style:name="ce7" style:family="table-cell" style:parent-style-name="Default" style:data-style-name="N1">
      <style:table-cell-properties fo:background-color="#ffff6d"/>
    </style:style>
    <style:style style:name="ce8" style:family="table-cell" style:parent-style-name="Default" style:data-style-name="N119">
      <style:table-cell-properties fo:background-color="#ffff6d"/>
    </style:style>
    <style:style style:name="ce9" style:family="table-cell" style:parent-style-name="Default" style:data-style-name="N119">
      <style:table-cell-properties fo:background-color="#b3cac7"/>
    </style:style>
    <style:style style:name="ce10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ffffa6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">
      <style:table-cell-properties fo:background-color="#ffffa6"/>
    </style:style>
    <style:style style:name="ce14" style:family="table-cell" style:parent-style-name="Default" style:data-style-name="N119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Zeigefinger (ohne Creme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6"/>
        <table:table-column table:style-name="co4" table:default-cell-style-name="ce7"/>
        <table:table-column table:style-name="co3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Zeigefinger</text:p>
          </table:table-cell>
          <table:table-cell office:value-type="string" calcext:value-type="string">
            <text:p>Messung 1</text:p>
          </table:table-cell>
          <table:table-cell office:value-type="string" calcext:value-type="string">
            <text:p>Messung 2</text:p>
          </table:table-cell>
          <table:table-cell office:value-type="string" calcext:value-type="string">
            <text:p>Messung 3</text:p>
          </table:table-cell>
          <table:table-cell office:value-type="string" calcext:value-type="string">
            <text:p>Messung 4</text:p>
          </table:table-cell>
          <table:table-cell table:style-name="ce2" office:value-type="string" calcext:value-type="string">
            <text:p>Mittelwert</text:p>
          </table:table-cell>
          <table:table-cell table:style-name="ce2" office:value-type="string" calcext:value-type="string">
            <text:p>Standardabweichung Mittelwert</text:p>
          </table:table-cell>
          <table:table-cell table:style-name="ce1" office:value-type="string" calcext:value-type="string">
            <text:p>Veränderung</text:p>
          </table:table-cell>
          <table:table-cell office:value-type="string" calcext:value-type="string">
            <text:p>Absoluter Fehler</text:p>
          </table:table-cell>
        </table:table-row>
        <table:table-row table:style-name="ro1">
          <table:table-cell office:value-type="string" calcext:value-type="string">
            <text:p>vorher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style-name="ce7" table:formula="of:=AVERAGE([.B2:.E3])" office:value-type="float" office:value="84.75" calcext:value-type="float">
            <text:p>85</text:p>
          </table:table-cell>
          <table:table-cell table:formula="of:=STDEVA([.B2:.E3])/SQRT(8)" office:value-type="float" office:value="4.01225800338342" calcext:value-type="float">
            <text:p>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10 min später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10 min Wasserbad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table:style-name="ce7" table:formula="of:=AVERAGE([.B4:.E4])" office:value-type="float" office:value="121.25" calcext:value-type="float">
            <text:p>121</text:p>
          </table:table-cell>
          <table:table-cell table:formula="of:=STDEVA([.B4:.F4])/2" office:value-type="float" office:value="6.65558975598707" calcext:value-type="float">
            <text:p>7</text:p>
          </table:table-cell>
          <table:table-cell table:style-name="ce8" table:formula="of:=[.F4]/[.F$2]-1" office:value-type="percentage" office:value="0.430678466076696" calcext:value-type="percentage">
            <text:p>43,1%</text:p>
          </table:table-cell>
          <table:table-cell table:style-name="ce8" table:formula="of:=SQRT(([.G$2]/[.F$2])^2 + ([.G4]/[.F4])^2)*[.H4]" office:value-type="percentage" office:value="0.0312185859406798" calcext:value-type="percentage">
            <text:p>3,1%</text:p>
          </table:table-cell>
        </table:table-row>
        <table:table-row table:style-name="ro1">
          <table:table-cell office:value-type="string" calcext:value-type="string">
            <text:p>20 min Wasserbad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style-name="ce2" table:formula="of:=AVERAGE([.B5:.E5])" office:value-type="float" office:value="122" calcext:value-type="float">
            <text:p>122</text:p>
          </table:table-cell>
          <table:table-cell table:formula="of:=STDEVA([.B5:.F5])/2" office:value-type="float" office:value="7.3143694191639" calcext:value-type="float">
            <text:p>7</text:p>
          </table:table-cell>
          <table:table-cell table:style-name="ce8" table:formula="of:=[.F5]/[.F$2]-1" office:value-type="percentage" office:value="0.43952802359882" calcext:value-type="percentage">
            <text:p>44,0%</text:p>
          </table:table-cell>
          <table:table-cell table:style-name="ce8" table:formula="of:=SQRT(([.G$2]/[.F$2])^2 + ([.G5]/[.F5])^2)*[.H5]" office:value-type="percentage" office:value="0.033576474870086" calcext:value-type="percentage">
            <text:p>3,4%</text:p>
          </table:table-cell>
        </table:table-row>
        <table:table-row table:style-name="ro1">
          <table:table-cell table:style-name="ce3" office:value-type="string" calcext:value-type="string">
            <text:p>Messungen in Pixel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vorher</text:p>
          </table:table-cell>
          <table:table-cell table:style-name="ce6" table:formula="of:=[.B2]*3.473/1.45" office:value-type="float" office:value="241.912413793103" calcext:value-type="float">
            <text:p>242</text:p>
          </table:table-cell>
          <table:table-cell table:style-name="ce6" table:formula="of:=[.C2]*3.473/1.45" office:value-type="float" office:value="229.936551724138" calcext:value-type="float">
            <text:p>230</text:p>
          </table:table-cell>
          <table:table-cell table:style-name="ce6" table:formula="of:=[.D2]*3.473/1.45" office:value-type="float" office:value="186.823448275862" calcext:value-type="float">
            <text:p>187</text:p>
          </table:table-cell>
          <table:table-cell table:style-name="ce6" table:formula="of:=[.E2]*3.473/1.45" office:value-type="float" office:value="172.452413793103" calcext:value-type="float">
            <text:p>172</text:p>
          </table:table-cell>
          <table:table-cell table:formula="of:=[.F2]*3.473/1.45" office:value-type="float" office:value="202.990862068965" calcext:value-type="float">
            <text:p>203</text:p>
          </table:table-cell>
          <table:table-cell table:style-name="ce6" table:formula="of:=[.G2]*3.473/1.45" office:value-type="float" office:value="9.61004968672455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10 min später</text:p>
          </table:table-cell>
          <table:table-cell table:style-name="ce6" table:formula="of:=[.B3]*3.473/1.45" office:value-type="float" office:value="220.355862068965" calcext:value-type="float">
            <text:p>220</text:p>
          </table:table-cell>
          <table:table-cell table:style-name="ce6" table:formula="of:=[.C3]*3.473/1.45" office:value-type="float" office:value="205.984827586207" calcext:value-type="float">
            <text:p>206</text:p>
          </table:table-cell>
          <table:table-cell table:style-name="ce6" table:formula="of:=[.D3]*3.473/1.45" office:value-type="float" office:value="201.194482758621" calcext:value-type="float">
            <text:p>201</text:p>
          </table:table-cell>
          <table:table-cell table:style-name="ce6" table:formula="of:=[.E3]*3.473/1.45" office:value-type="float" office:value="165.266896551724" calcext:value-type="float">
            <text:p>165</text:p>
          </table:table-cell>
          <table:table-cell/>
          <table:table-cell table:style-name="ce6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10 min Wasserbad</text:p>
          </table:table-cell>
          <table:table-cell table:style-name="ce6" table:formula="of:=[.B4]*3.473/1.45" office:value-type="float" office:value="316.16275862069" calcext:value-type="float">
            <text:p>316</text:p>
          </table:table-cell>
          <table:table-cell table:style-name="ce6" table:formula="of:=[.C4]*3.473/1.45" office:value-type="float" office:value="313.767586206897" calcext:value-type="float">
            <text:p>314</text:p>
          </table:table-cell>
          <table:table-cell table:style-name="ce6" table:formula="of:=[.D4]*3.473/1.45" office:value-type="float" office:value="294.606206896552" calcext:value-type="float">
            <text:p>295</text:p>
          </table:table-cell>
          <table:table-cell table:style-name="ce6" table:formula="of:=[.E4]*3.473/1.45" office:value-type="float" office:value="237.122068965517" calcext:value-type="float">
            <text:p>237</text:p>
          </table:table-cell>
          <table:table-cell table:formula="of:=[.F4]*3.473/1.45" office:value-type="float" office:value="290.414655172414" calcext:value-type="float">
            <text:p>290</text:p>
          </table:table-cell>
          <table:table-cell table:style-name="ce6" table:formula="of:=[.G4]*3.473/1.45" office:value-type="float" office:value="15.9412849810642" calcext:value-type="float">
            <text:p>16</text:p>
          </table:table-cell>
          <table:table-cell table:style-name="ce9" table:formula="of:=[.F10]/[.F$8]-1" office:value-type="percentage" office:value="0.430678466076696" calcext:value-type="percentage">
            <text:p>43,1%</text:p>
          </table:table-cell>
          <table:table-cell table:style-name="ce9" table:formula="of:=SQRT(([.G$2]/[.F$2])^2 + ([.G10]/[.F10])^2)*[.H10]" office:value-type="percentage" office:value="0.0312185859406798" calcext:value-type="percentage">
            <text:p>3,1%</text:p>
          </table:table-cell>
        </table:table-row>
        <table:table-row table:style-name="ro1">
          <table:table-cell table:style-name="ce4" office:value-type="string" calcext:value-type="string">
            <text:p>20 min Wasserbad</text:p>
          </table:table-cell>
          <table:table-cell table:style-name="ce6" table:formula="of:=[.B5]*3.473/1.45" office:value-type="float" office:value="330.533793103448" calcext:value-type="float">
            <text:p>331</text:p>
          </table:table-cell>
          <table:table-cell table:style-name="ce6" table:formula="of:=[.C5]*3.473/1.45" office:value-type="float" office:value="316.16275862069" calcext:value-type="float">
            <text:p>316</text:p>
          </table:table-cell>
          <table:table-cell table:style-name="ce6" table:formula="of:=[.D5]*3.473/1.45" office:value-type="float" office:value="282.630344827586" calcext:value-type="float">
            <text:p>283</text:p>
          </table:table-cell>
          <table:table-cell table:style-name="ce6" table:formula="of:=[.E5]*3.473/1.45" office:value-type="float" office:value="239.51724137931" calcext:value-type="float">
            <text:p>240</text:p>
          </table:table-cell>
          <table:table-cell table:formula="of:=[.F5]*3.473/1.45" office:value-type="float" office:value="292.211034482759" calcext:value-type="float">
            <text:p>292</text:p>
          </table:table-cell>
          <table:table-cell table:style-name="ce6" table:formula="of:=[.G5]*3.473/1.45" office:value-type="float" office:value="17.5191758570733" calcext:value-type="float">
            <text:p>18</text:p>
          </table:table-cell>
          <table:table-cell table:style-name="ce9" table:formula="of:=[.F11]/[.F$8]-1" office:value-type="percentage" office:value="0.43952802359882" calcext:value-type="percentage">
            <text:p>44,0%</text:p>
          </table:table-cell>
          <table:table-cell table:style-name="ce9" table:formula="of:=SQRT(([.G$2]/[.F$2])^2 + ([.G11]/[.F11])^2)*[.H11]" office:value-type="percentage" office:value="0.033576474870086" calcext:value-type="percentage">
            <text:p>3,4%</text:p>
          </table:table-cell>
        </table:table-row>
        <table:table-row table:style-name="ro1">
          <table:table-cell table:style-name="ce5" office:value-type="string" calcext:value-type="string">
            <text:p>Messungen in micrometer</text:p>
          </table:table-cell>
          <table:table-cell table:style-name="Default" table:number-columns-repeated="6"/>
          <table:table-cell/>
          <table:table-cell table:style-name="Default"/>
        </table:table-row>
      </table:table>
      <table:table table:name="Mittelfinger (mit Creme)" table:style-name="ta1">
        <table:table-column table:style-name="co6" table:default-cell-style-name="ce11"/>
        <table:table-column table:style-name="co3" table:number-columns-repeated="4" table:default-cell-style-name="ce11"/>
        <table:table-column table:style-name="co3" table:default-cell-style-name="ce6"/>
        <table:table-column table:style-name="co7" table:default-cell-style-name="ce13"/>
        <table:table-column table:style-name="co3" table:default-cell-style-name="ce14"/>
        <table:table-column table:style-name="co8" table:default-cell-style-name="ce14"/>
        <table:table-row table:style-name="ro1">
          <table:table-cell table:style-name="ce10" office:value-type="string" calcext:value-type="string">
            <text:p>Mittelfinger</text:p>
          </table:table-cell>
          <table:table-cell office:value-type="string" calcext:value-type="string">
            <text:p>Messung 1</text:p>
          </table:table-cell>
          <table:table-cell office:value-type="string" calcext:value-type="string">
            <text:p>Messung 2</text:p>
          </table:table-cell>
          <table:table-cell office:value-type="string" calcext:value-type="string">
            <text:p>Messung 3</text:p>
          </table:table-cell>
          <table:table-cell office:value-type="string" calcext:value-type="string">
            <text:p>Messung 4</text:p>
          </table:table-cell>
          <table:table-cell table:style-name="ce11" office:value-type="string" calcext:value-type="string">
            <text:p>Mittelwert</text:p>
          </table:table-cell>
          <table:table-cell table:style-name="ce11" office:value-type="string" calcext:value-type="string">
            <text:p>Standardabweichung Mittelwert</text:p>
          </table:table-cell>
          <table:table-cell table:style-name="ce10" office:value-type="string" calcext:value-type="string">
            <text:p>Veränderung</text:p>
          </table:table-cell>
          <table:table-cell table:style-name="ce11" office:value-type="string" calcext:value-type="string">
            <text:p>Absoluter Fehler</text:p>
          </table:table-cell>
        </table:table-row>
        <table:table-row table:style-name="ro1">
          <table:table-cell office:value-type="string" calcext:value-type="string">
            <text:p>ohne Creme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style-name="ce13" table:formula="of:=AVERAGE([.B2:.E2])" office:value-type="float" office:value="91.75" calcext:value-type="float">
            <text:p>92</text:p>
          </table:table-cell>
          <table:table-cell table:formula="of:=STDEVA([.B2:.F2])/2" office:value-type="float" office:value="4.66871234924578" calcext:value-type="float">
            <text:p>5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eingecremt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style-name="ce13" table:formula="of:=AVERAGE([.B3:.E3])" office:value-type="float" office:value="98.25" calcext:value-type="float">
            <text:p>98</text:p>
          </table:table-cell>
          <table:table-cell table:formula="of:=STDEVA([.B3:.F3])/2" office:value-type="float" office:value="9.42320937897487" calcext:value-type="float">
            <text:p>9</text:p>
          </table:table-cell>
          <table:table-cell table:formula="of:=[.F3]/[.F$2] - 1" office:value-type="percentage" office:value="0.0708446866485013" calcext:value-type="percentage">
            <text:p>7,1%</text:p>
          </table:table-cell>
          <table:table-cell table:formula="of:=SQRT(([.G$2]/[.F$2])^2 + ([.G3]/[.F3])^2)*[.H3]" office:value-type="percentage" office:value="0.00769183039723928" calcext:value-type="percentage">
            <text:p>0,8%</text:p>
          </table:table-cell>
        </table:table-row>
        <table:table-row table:style-name="ro1">
          <table:table-cell office:value-type="string" calcext:value-type="string">
            <text:p>10 min Wasserbad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style-name="ce11" table:formula="of:=AVERAGE([.B4:.E4])" office:value-type="float" office:value="123" calcext:value-type="float">
            <text:p>123</text:p>
          </table:table-cell>
          <table:table-cell table:formula="of:=STDEVA([.B4:.F4])/2" office:value-type="float" office:value="5.623610939601" calcext:value-type="float">
            <text:p>6</text:p>
          </table:table-cell>
          <table:table-cell table:formula="of:=[.F4]/[.F$2] - 1" office:value-type="percentage" office:value="0.340599455040872" calcext:value-type="percentage">
            <text:p>34,1%</text:p>
          </table:table-cell>
          <table:table-cell table:formula="of:=SQRT(([.G$2]/[.F$2])^2 + ([.G4]/[.F4])^2)*[.H4]" office:value-type="percentage" office:value="0.0232997278063645" calcext:value-type="percentage">
            <text:p>2,3%</text:p>
          </table:table-cell>
        </table:table-row>
        <table:table-row table:style-name="ro1">
          <table:table-cell office:value-type="string" calcext:value-type="string">
            <text:p>20 min Wasserbad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style-name="ce11" table:formula="of:=AVERAGE([.B5:.E5])" office:value-type="float" office:value="121" calcext:value-type="float">
            <text:p>121</text:p>
          </table:table-cell>
          <table:table-cell table:formula="of:=STDEVA([.B5:.F5])/2" office:value-type="float" office:value="6.64266512779321" calcext:value-type="float">
            <text:p>7</text:p>
          </table:table-cell>
          <table:table-cell table:formula="of:=[.F5]/[.F$2] - 1" office:value-type="percentage" office:value="0.318801089918256" calcext:value-type="percentage">
            <text:p>31,9%</text:p>
          </table:table-cell>
          <table:table-cell table:formula="of:=SQRT(([.G$2]/[.F$2])^2 + ([.G5]/[.F5])^2)*[.H5]" office:value-type="percentage" office:value="0.0238634811310647" calcext:value-type="percentage">
            <text:p>2,4%</text:p>
          </table:table-cell>
        </table:table-row>
        <table:table-row table:style-name="ro1">
          <table:table-cell table:style-name="ce12" office:value-type="string" calcext:value-type="string">
            <text:p>Messungen in Pixel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vorher</text:p>
          </table:table-cell>
          <table:table-cell table:style-name="ce6" table:formula="of:=[.B2]*3.473/1.45" office:value-type="float" office:value="251.493103448276" calcext:value-type="float">
            <text:p>251</text:p>
          </table:table-cell>
          <table:table-cell table:style-name="ce6" table:formula="of:=[.C2]*3.473/1.45" office:value-type="float" office:value="229.936551724138" calcext:value-type="float">
            <text:p>230</text:p>
          </table:table-cell>
          <table:table-cell table:style-name="ce6" table:formula="of:=[.D2]*3.473/1.45" office:value-type="float" office:value="201.194482758621" calcext:value-type="float">
            <text:p>201</text:p>
          </table:table-cell>
          <table:table-cell table:style-name="ce6" table:formula="of:=[.E2]*3.473/1.45" office:value-type="float" office:value="196.404137931034" calcext:value-type="float">
            <text:p>196</text:p>
          </table:table-cell>
          <table:table-cell table:formula="of:=[.F2]*3.473/1.45" office:value-type="float" office:value="219.757068965517" calcext:value-type="float">
            <text:p>220</text:p>
          </table:table-cell>
          <table:table-cell table:style-name="ce6" table:formula="of:=[.G2]*3.473/1.45" office:value-type="float" office:value="11.1823710268487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10 min später</text:p>
          </table:table-cell>
          <table:table-cell table:style-name="ce6" table:formula="of:=[.B3]*3.473/1.45" office:value-type="float" office:value="282.630344827586" calcext:value-type="float">
            <text:p>283</text:p>
          </table:table-cell>
          <table:table-cell table:style-name="ce6" table:formula="of:=[.C3]*3.473/1.45" office:value-type="float" office:value="277.84" calcext:value-type="float">
            <text:p>278</text:p>
          </table:table-cell>
          <table:table-cell table:style-name="ce6" table:formula="of:=[.D3]*3.473/1.45" office:value-type="float" office:value="196.404137931034" calcext:value-type="float">
            <text:p>196</text:p>
          </table:table-cell>
          <table:table-cell table:style-name="ce6" table:formula="of:=[.E3]*3.473/1.45" office:value-type="float" office:value="184.428275862069" calcext:value-type="float">
            <text:p>184</text:p>
          </table:table-cell>
          <table:table-cell table:formula="of:=[.F3]*3.473/1.45" office:value-type="float" office:value="235.325689655172" calcext:value-type="float">
            <text:p>235</text:p>
          </table:table-cell>
          <table:table-cell table:style-name="ce6" table:formula="of:=[.G3]*3.473/1.45" office:value-type="float" office:value="22.5702111539171" calcext:value-type="float">
            <text:p>23</text:p>
          </table:table-cell>
          <table:table-cell table:style-name="ce9" table:formula="of:=[.F9]/[.F$8]-1" office:value-type="percentage" office:value="0.0708446866485013" calcext:value-type="percentage">
            <text:p>7,1%</text:p>
          </table:table-cell>
          <table:table-cell table:style-name="ce9" table:formula="of:=SQRT(([.G$2]/[.F$2])^2 + ([.G9]/[.F9])^2)*[.H9]" office:value-type="percentage" office:value="0.00769183039723928" calcext:value-type="percentage">
            <text:p>0,8%</text:p>
          </table:table-cell>
        </table:table-row>
        <table:table-row table:style-name="ro1">
          <table:table-cell table:style-name="ce4" office:value-type="string" calcext:value-type="string">
            <text:p>10 min Wasserbad</text:p>
          </table:table-cell>
          <table:table-cell table:style-name="ce6" table:formula="of:=[.B4]*3.473/1.45" office:value-type="float" office:value="323.348275862069" calcext:value-type="float">
            <text:p>323</text:p>
          </table:table-cell>
          <table:table-cell table:style-name="ce6" table:formula="of:=[.C4]*3.473/1.45" office:value-type="float" office:value="313.767586206897" calcext:value-type="float">
            <text:p>314</text:p>
          </table:table-cell>
          <table:table-cell table:style-name="ce6" table:formula="of:=[.D4]*3.473/1.45" office:value-type="float" office:value="287.420689655172" calcext:value-type="float">
            <text:p>287</text:p>
          </table:table-cell>
          <table:table-cell table:style-name="ce6" table:formula="of:=[.E4]*3.473/1.45" office:value-type="float" office:value="253.888275862069" calcext:value-type="float">
            <text:p>254</text:p>
          </table:table-cell>
          <table:table-cell table:formula="of:=[.F4]*3.473/1.45" office:value-type="float" office:value="294.606206896552" calcext:value-type="float">
            <text:p>295</text:p>
          </table:table-cell>
          <table:table-cell table:style-name="ce6" table:formula="of:=[.G4]*3.473/1.45" office:value-type="float" office:value="13.4695177884374" calcext:value-type="float">
            <text:p>13</text:p>
          </table:table-cell>
          <table:table-cell table:style-name="ce9" table:formula="of:=[.F10]/[.F$8]-1" office:value-type="percentage" office:value="0.340599455040872" calcext:value-type="percentage">
            <text:p>34,1%</text:p>
          </table:table-cell>
          <table:table-cell table:style-name="ce9" table:formula="of:=SQRT(([.G$2]/[.F$2])^2 + ([.G10]/[.F10])^2)*[.H10]" office:value-type="percentage" office:value="0.0232997278063645" calcext:value-type="percentage">
            <text:p>2,3%</text:p>
          </table:table-cell>
        </table:table-row>
        <table:table-row table:style-name="ro1">
          <table:table-cell table:style-name="ce4" office:value-type="string" calcext:value-type="string">
            <text:p>20 min Wasserbad</text:p>
          </table:table-cell>
          <table:table-cell table:style-name="ce6" table:formula="of:=[.B5]*3.473/1.45" office:value-type="float" office:value="330.533793103448" calcext:value-type="float">
            <text:p>331</text:p>
          </table:table-cell>
          <table:table-cell table:style-name="ce6" table:formula="of:=[.C5]*3.473/1.45" office:value-type="float" office:value="299.396551724138" calcext:value-type="float">
            <text:p>299</text:p>
          </table:table-cell>
          <table:table-cell table:style-name="ce6" table:formula="of:=[.D5]*3.473/1.45" office:value-type="float" office:value="287.420689655172" calcext:value-type="float">
            <text:p>287</text:p>
          </table:table-cell>
          <table:table-cell table:style-name="ce6" table:formula="of:=[.E5]*3.473/1.45" office:value-type="float" office:value="241.912413793103" calcext:value-type="float">
            <text:p>242</text:p>
          </table:table-cell>
          <table:table-cell table:formula="of:=[.F5]*3.473/1.45" office:value-type="float" office:value="289.815862068966" calcext:value-type="float">
            <text:p>290</text:p>
          </table:table-cell>
          <table:table-cell table:style-name="ce6" table:formula="of:=[.G5]*3.473/1.45" office:value-type="float" office:value="15.9103282681557" calcext:value-type="float">
            <text:p>16</text:p>
          </table:table-cell>
          <table:table-cell table:style-name="ce9" table:formula="of:=[.F11]/[.F$8]-1" office:value-type="percentage" office:value="0.318801089918256" calcext:value-type="percentage">
            <text:p>31,9%</text:p>
          </table:table-cell>
          <table:table-cell table:style-name="ce9" table:formula="of:=SQRT(([.G$2]/[.F$2])^2 + ([.G11]/[.F11])^2)*[.H11]" office:value-type="percentage" office:value="0.0238634811310647" calcext:value-type="percentage">
            <text:p>2,4%</text:p>
          </table:table-cell>
        </table:table-row>
        <table:table-row table:style-name="ro1">
          <table:table-cell table:style-name="ce5" office:value-type="string" calcext:value-type="string">
            <text:p>Messungen in micrometer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.00.0000</text:date>, <text:time style:data-style-name="N2" text:time-value="13:35:14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1-02-05T17:25:32.758000000</dc:date>
    <meta:editing-duration>PT2H8M43S</meta:editing-duration>
    <meta:editing-cycles>5</meta:editing-cycles>
    <meta:document-statistic meta:table-count="2" meta:cell-count="150" meta:object-count="0"/>
  </office:meta>
</office:document-meta>
</file>